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12.462cm"/>
          <style:tab-stop style:position="29.792cm"/>
          <style:tab-stop style:position="31.115cm"/>
        </style:tab-stops>
      </style:paragraph-properties>
      <style:text-properties fo:color="#000000" style:text-line-through-style="none" style:font-name="Times New Roman" fo:font-size="12pt" fo:language="fr" fo:country="FR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12.462cm"/>
          <style:tab-stop style:position="29.792cm"/>
          <style:tab-stop style:position="31.115cm"/>
        </style:tab-stops>
      </style:paragraph-properties>
      <style:text-properties fo:font-size="16pt" fo:language="fr" fo:country="FR" fo:background-color="#66ff00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paragraph-properties>
        <style:tab-stops>
          <style:tab-stop style:position="12.462cm"/>
          <style:tab-stop style:position="29.792cm"/>
          <style:tab-stop style:position="31.115cm"/>
        </style:tab-stops>
      </style:paragraph-properties>
      <style:text-properties fo:font-size="16pt" fo:language="fr" fo:country="FR" fo:background-color="transparent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>
        <style:tab-stops>
          <style:tab-stop style:position="12.462cm"/>
          <style:tab-stop style:position="29.792cm"/>
          <style:tab-stop style:position="31.115cm"/>
        </style:tab-stops>
      </style:paragraph-properties>
      <style:text-properties fo:font-size="16pt" fo:language="fr" fo:country="FR" style:text-underline-style="none" fo:background-color="transparent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12.462cm"/>
          <style:tab-stop style:position="29.792cm"/>
          <style:tab-stop style:position="31.115cm"/>
        </style:tab-stops>
      </style:paragraph-properties>
      <style:text-properties fo:color="#000000" style:text-line-through-style="none" style:font-name="Times New Roman" fo:font-size="12pt" fo:language="fr" fo:country="FR" fo:font-style="normal" style:text-underline-style="none" fo:font-weight="normal" fo:background-color="transparent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T1" style:family="text">
      <style:text-properties style:use-window-font-color="true" fo:font-size="16pt" style:font-size-asian="16pt" style:font-size-complex="16pt"/>
    </style:style>
    <style:style style:name="T2" style:family="text">
      <style:text-properties style:use-window-font-color="true" fo:font-size="16pt" fo:background-color="#66ff00" style:font-size-asian="16pt" style:font-size-complex="16pt"/>
    </style:style>
    <style:style style:name="T3" style:family="text">
      <style:text-properties style:use-window-font-color="true" fo:font-size="16pt" fo:background-color="#ffff00" style:font-name-asian="BookmanOldStyle" style:font-size-asian="16pt" style:font-name-complex="BookmanOldStyle" style:font-size-complex="16pt"/>
    </style:style>
    <style:style style:name="T4" style:family="text">
      <style:text-properties style:use-window-font-color="true" fo:font-size="16pt" fo:background-color="#ffff00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16pt" fo:background-color="#ffff0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Objet</text:span><text:span text:style-name="T6"><text:tab/></text:span><text:span text:style-name="T5">Recette</text:span><text:span text:style-name="T6"><text:tab/></text:span><text:span text:style-name="T5">Où/qui</text:span></text:p>
      <text:p text:style-name="P4"/>
      <text:p text:style-name="P2"><text:span text:style-name="T6">Bouclier toile</text:span><text:tab/>10K or<text:tab/>Marchand drow à l'entrée d'Ust Natha</text:p>
      <text:p text:style-name="P2">+2 CA, +1x/jour Progéniture d'Araignée <text:tab/></text:p>
      <text:p text:style-name="P3"/>
      <text:p text:style-name="P1"><text:span text:style-name="Q"><text:span text:style-name="T2">Dent affamée de Kessek<text:tab/>15K or<text:tab/>Deirdre</text:span></text:span></text:p>
      <text:p text:style-name="P1"><text:span text:style-name="Q"><text:span text:style-name="T2">+1 Enchantement, +1 toucher, +1 attaque/round, +1D3 dégâts</text:span></text:span></text:p>
      <text:p text:style-name="P1"><text:span text:style-name="Q"><text:span text:style-name="T1"/></text:span></text:p>
      <text:p text:style-name="P1"><text:span text:style-name="Q"><text:span text:style-name="T2">Bandeaux de Concentration<text:tab/>50K or (objet supplémentaire)<text:tab/>Wallace à francmarché si Daos partis</text:span></text:span></text:p>
      <text:p text:style-name="P1"><text:span text:style-name="Q"><text:span text:style-name="T2">+1 CA, +15% de résistances aux dégâts physiques</text:span></text:span></text:p>
      <text:p text:style-name="P1"><text:span text:style-name="Q"><text:span text:style-name="T1"/></text:span></text:p>
      <text:p text:style-name="P1"><text:span text:style-name="Q"><text:span text:style-name="T3">L'Étoile de Kahor<text:tab/>+Métal qui n’existe pas<text:tab/>Cromwell</text:span></text:span></text:p>
      <text:p text:style-name="P1"><text:span text:style-name="Q"><text:span text:style-name="T4">+1 Enchantement</text:span></text:span><text:span text:style-name="Q"><text:span text:style-name="T3">, décharge devient 2D8</text:span></text:span></text:p>
      <text:p text:style-name="P1"><text:span text:style-name="Q"><text:span text:style-name="T3"/></text:span></text:p>
      <text:p text:style-name="P1"><text:span text:style-name="Q"><text:span text:style-name="T3">L'Étoile de Ganrish<text:tab/>+Métal qui n’existe pas<text:tab/>Cromwell</text:span></text:span></text:p>
      <text:p text:style-name="P1"><text:span text:style-name="Q"><text:span text:style-name="T4">+1 Enchantement</text:span></text:span><text:span text:style-name="Q"><text:span text:style-name="T3">, +1 dégât contondant, onde choc devient 1D6</text:span></text:span></text:p>
      <text:p text:style-name="P1"><text:span text:style-name="Q"><text:span text:style-name="T1"/></text:span></text:p>
      <text:p text:style-name="P1"><text:span text:style-name="Q"><text:span text:style-name="T2">Vridomir (dans le coffre)<text:tab/>Donner Vridomir<text:tab/>Revenant dans les égouts de Saradush</text:span></text:span></text:p>
      <text:p text:style-name="P1"><text:span text:style-name="Q"><text:span text:style-name="T2">Tous les sorts de Vridomir en capacités spéciales</text:span></text:span></text:p>
      <text:p text:style-name="P1"><text:span text:style-name="Q"><text:span text:style-name="T2"/></text:span></text:p>
      <text:p text:style-name="P1"><text:span text:style-name="Q"><text:span text:style-name="T3"/>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41M1S</meta:editing-duration>
    <meta:editing-cycles>15</meta:editing-cycles>
    <meta:generator>OpenOffice/4.1.14$Win32 OpenOffice.org_project/4114m1$Build-9811</meta:generator>
    <dc:date>2023-09-27T16:32:34.57</dc:date>
    <meta:document-statistic meta:table-count="0" meta:image-count="0" meta:object-count="0" meta:page-count="1" meta:paragraph-count="13" meta:word-count="104" meta:character-count="677"/>
    <meta:user-defined meta:name="Info 1"/>
    <meta:user-defined meta:name="Info 2"/>
    <meta:user-defined meta:name="Info 3"/>
    <meta:user-defined meta:name="Info 4"/>
  </office:meta>
</office:document-meta>
</file>